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ff0000" draw:marker-start="Arrow" draw:marker-start-width="0.3cm" draw:marker-end="Circle" draw:marker-end-width="0.3cm" draw:fill="solid" draw:fill-color="#ff0000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cm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7cm" svg:height="1.752cm" svg:x="12.6cm" svg:y="1.648cm">
          <text:p text:style-name="P1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546cm" svg:height="1.679cm" svg:x="6.852cm" svg:y="7.6cm">
          <text:p text:style-name="P1"><text:span text:style-name="T1">Get </text:span></text:p>
          <text:p text:style-name="P1"><text:span text:style-name="T1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3.546cm" svg:height="1.679cm" svg:x="10.584cm" svg:y="7.6cm">
          <text:p text:style-name="P1"><text:span text:style-name="T1">Validate</text:span></text:p>
          <text:p text:style-name="P1"><text:span text:style-name="T1">password</text:span></text:p>
          <draw:enhanced-geometry svg:viewBox="0 0 21600 21600" draw:type="rectangle" draw:enhanced-path="M 0 0 L 21600 0 21600 21600 0 21600 0 0 Z N"/>
        </draw:custom-shape>
        <draw:frame draw:style-name="gr2" draw:layer="layout" svg:width="0.502cm" svg:height="1.187cm" svg:x="15.1cm" svg:y="9.2cm">
          <draw:text-box>
            <text:p/>
          </draw:text-box>
        </draw:frame>
        <draw:connector draw:style-name="gr3" draw:text-style-name="P1" draw:layer="layout" draw:type="line" svg:x1="8.625cm" svg:y1="7.6cm" svg:x2="14.4cm" svg:y2="3.4cm" draw:start-shape="id1" draw:start-glue-point="0" draw:end-shape="id2" draw:end-glue-point="0" svg:d="M8625 7600l5775-4200" svg:viewBox="0 0 5776 4201">
          <text:p/>
        </draw:connector>
        <draw:connector draw:style-name="gr3" draw:text-style-name="P1" draw:layer="layout" draw:type="line" svg:x1="12.357cm" svg:y1="7.6cm" svg:x2="14.4cm" svg:y2="3.4cm" draw:start-shape="id3" draw:start-glue-point="0" draw:end-shape="id2" draw:end-glue-point="0" svg:d="M12357 7600l2043-4200" svg:viewBox="0 0 2044 4201">
          <text:p/>
        </draw:connector>
        <draw:custom-shape draw:style-name="gr1" draw:text-style-name="P2" xml:id="id4" draw:id="id4" draw:layer="layout" svg:width="3.546cm" svg:height="1.679cm" svg:x="14.316cm" svg:y="7.595cm">
          <text:p text:style-name="P1"><text:span text:style-name="T1">Check </text:span></text:p>
          <text:p text:style-name="P1"><text:span text:style-name="T1">system </text:span></text:p>
          <text:p text:style-name="P1"><text:span text:style-name="T1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4.4cm" svg:y1="3.4cm" svg:x2="16.089cm" svg:y2="7.595cm" draw:start-shape="id2" draw:start-glue-point="0" draw:end-shape="id4" draw:end-glue-point="0" svg:d="M14400 3400l1689 4195" svg:viewBox="0 0 1690 4196">
          <text:p/>
        </draw:connector>
        <draw:line draw:style-name="gr4" draw:text-style-name="P1" draw:layer="layout" svg:x1="11.9cm" svg:y1="4.8cm" svg:x2="8.8cm" svg:y2="7cm">
          <text:p/>
        </draw:line>
        <draw:frame draw:style-name="gr5" draw:text-style-name="P3" draw:layer="layout" svg:width="1.086cm" svg:height="0.725cm" svg:x="8.6cm" svg:y="5.275cm">
          <draw:text-box>
            <text:p><text:span text:style-name="T1">Pw</text:span></text:p>
          </draw:text-box>
        </draw:frame>
        <draw:frame draw:style-name="gr6" draw:text-style-name="P3" draw:layer="layout" svg:width="0.786cm" svg:height="0.725cm" svg:x="13.114cm" svg:y="6.575cm">
          <draw:text-box>
            <text:p><text:span text:style-name="T1">V</text:span></text:p>
          </draw:text-box>
        </draw:frame>
        <draw:line draw:style-name="gr4" draw:text-style-name="P1" draw:layer="layout" svg:x1="12.2cm" svg:y1="7.5cm" svg:x2="13.1cm" svg:y2="5.7cm">
          <text:p/>
        </draw:line>
        <draw:frame draw:style-name="gr6" draw:text-style-name="P3" draw:layer="layout" svg:width="1.086cm" svg:height="0.725cm" svg:x="11.214cm" svg:y="6.476cm">
          <draw:text-box>
            <text:p><text:span text:style-name="T1">Pw</text:span></text:p>
          </draw:text-box>
        </draw:frame>
        <draw:line draw:style-name="gr4" draw:text-style-name="P1" draw:layer="layout" svg:x1="13.6cm" svg:y1="5.8cm" svg:x2="12.7cm" svg:y2="7.5cm">
          <text:p/>
        </draw:line>
        <draw:connector draw:style-name="gr7" draw:text-style-name="P2" draw:layer="layout" draw:type="curve" draw:line-skew="1.351cm" svg:x1="13.3cm" svg:y1="3.4cm" svg:x2="15.5cm" svg:y2="3.4cm" draw:start-shape="id2" draw:start-glue-point="3" draw:end-shape="id2" draw:end-glue-point="1" svg:d="M13300 3400c0 1275 2200 1275 2200 0" svg:viewBox="0 0 2201 957">
          <text:p text:style-name="P1"><text:span text:style-name="T1">While Not VpwF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</draw:connector>
        <draw:line draw:style-name="gr3" draw:text-style-name="P1" xml:id="id2" draw:id="id2" draw:layer="layout" svg:x1="13.3cm" svg:y1="3.4cm" svg:x2="15.5cm" svg:y2="3.4cm">
          <text:p/>
        </draw:line>
        <draw:line draw:style-name="gr4" draw:text-style-name="P1" draw:layer="layout" svg:x1="15.6cm" svg:y1="7.3cm" svg:x2="14.8cm" svg:y2="4.9cm">
          <text:p/>
        </draw:line>
        <draw:frame draw:style-name="gr6" draw:text-style-name="P3" draw:layer="layout" svg:width="0.786cm" svg:height="0.725cm" svg:x="14.414cm" svg:y="5.8cm">
          <draw:text-box>
            <text:p><text:span text:style-name="T1">V</text:span></text:p>
          </draw:text-box>
        </draw:frame>
        <draw:frame draw:style-name="gr6" draw:text-style-name="P3" draw:layer="layout" svg:width="1.086cm" svg:height="0.725cm" svg:x="14.214cm" svg:y="6.677cm">
          <draw:text-box>
            <text:p><text:span text:style-name="T1">Pw</text:span></text:p>
          </draw:text-box>
        </draw:frame>
        <draw:frame draw:style-name="gr6" draw:text-style-name="P3" draw:layer="layout" svg:width="1.704cm" svg:height="1.199cm" svg:x="15.877cm" svg:y="5.7cm">
          <draw:text-box>
            <text:p><text:span text:style-name="T1">VpwT/</text:span></text:p>
            <text:p><text:span text:style-name="T1">VpwF</text:span></text:p>
          </draw:text-box>
        </draw:frame>
        <draw:line draw:style-name="gr4" draw:text-style-name="P1" draw:layer="layout" svg:x1="15.2cm" svg:y1="4.6cm" svg:x2="16.4cm" svg:y2="7.3cm">
          <text:p/>
        </draw:line>
        <draw:custom-shape draw:style-name="gr1" draw:text-style-name="P2" xml:id="id5" draw:id="id5" draw:layer="layout" svg:width="3.546cm" svg:height="1.679cm" svg:x="18.316cm" svg:y="7.595cm">
          <text:p text:style-name="P1"><text:span text:style-name="T1">Inventory System</text:span></text:p>
          <text:p text:style-name="P1"><text:span text:style-name="T1">(Page 5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0.089cm" svg:y1="7.595cm" svg:x2="14.4cm" svg:y2="3.4cm" draw:start-shape="id5" draw:start-glue-point="0" draw:end-shape="id2" draw:end-glue-point="0" svg:d="M20089 7595l-5689-4195" svg:viewBox="0 0 5690 4196">
          <text:p/>
        </draw:connector>
        <draw:line draw:style-name="gr4" draw:text-style-name="P1" draw:layer="layout" svg:x1="19.2cm" svg:y1="6.6cm" svg:x2="16.2cm" svg:y2="4.3cm">
          <text:p/>
        </draw:line>
        <draw:frame draw:style-name="gr6" draw:text-style-name="P3" draw:layer="layout" svg:width="1.586cm" svg:height="0.725cm" svg:x="17.314cm" svg:y="4.678cm">
          <draw:text-box>
            <text:p><text:span text:style-name="T1">Vpw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6T11:06:09.432000000</meta:creation-date>
    <dc:date>2014-11-27T13:12:08.087000000</dc:date>
    <meta:editing-duration>PT4M11S</meta:editing-duration>
    <meta:editing-cycles>5</meta:editing-cycles>
    <meta:generator>LibreOffice/4.2.5.2$Windows_x86 LibreOffice_project/61cb170a04bb1f12e77c884eab9192be736ec5f5</meta:generator>
    <meta:document-statistic meta:object-count="25"/>
  </office:meta>
</office:document-meta>
</file>